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automatic-styles>
    <style:style style:name="P1" style:family="paragraph" style:parent-style-name="Standard">
      <style:paragraph-properties fo:margin-left="0in" fo:margin-right="0in" fo:margin-top="0in" fo:margin-bottom="0.1665in" style:contextual-spacing="false" style:line-height-at-least="0.2917in" fo:orphans="2" fo:widows="2" fo:text-indent="0in" style:auto-text-indent="false"/>
      <style:text-properties officeooo:rsid="00169e8f" officeooo:paragraph-rsid="00169e8f"/>
    </style:style>
    <style:style style:name="P2" style:family="paragraph" style:parent-style-name="Standard">
      <style:paragraph-properties fo:margin-left="0in" fo:margin-right="0in" fo:margin-top="0in" fo:margin-bottom="0.1665in" style:contextual-spacing="false" style:line-height-at-least="0.2917in" fo:orphans="2" fo:widows="2" fo:text-indent="0in" style:auto-text-indent="false"/>
      <style:text-properties fo:font-variant="normal" fo:text-transform="none" fo:color="#000000" loext:opacity="100%" style:font-name="quote-cjk-patch" fo:font-size="12pt" fo:letter-spacing="normal" fo:font-style="normal" fo:font-weight="normal" officeooo:rsid="00169e8f" officeooo:paragraph-rsid="00169e8f" fo:background-color="#eff6ff" loext:padding="0in" loext:border="none"/>
    </style:style>
    <style:style style:name="P3" style:family="paragraph" style:parent-style-name="Standard">
      <style:paragraph-properties fo:margin-left="0in" fo:margin-right="0in" fo:margin-top="0in" fo:margin-bottom="0.1665in" style:contextual-spacing="false" style:line-height-at-least="0.2917in" fo:orphans="2" fo:widows="2" fo:text-indent="0in" style:auto-text-indent="false"/>
      <style:text-properties fo:color="#000000" loext:opacity="100%" officeooo:rsid="002198b1" officeooo:paragraph-rsid="0024df3e"/>
    </style:style>
    <style:style style:name="P4" style:family="paragraph" style:parent-style-name="Standard">
      <style:text-properties fo:font-variant="normal" fo:text-transform="none" fo:color="#ff4000" loext:opacity="100%" style:font-name="quote-cjk-patch" fo:font-size="12pt" fo:letter-spacing="normal" fo:font-style="normal" fo:font-weight="normal" officeooo:rsid="001883fd" fo:background-color="#eff6ff" loext:padding="0in" loext:border="none"/>
    </style:style>
    <style:style style:name="P5" style:family="paragraph" style:parent-style-name="Standard">
      <style:text-properties officeooo:rsid="00195e35" officeooo:paragraph-rsid="00195e35"/>
    </style:style>
    <style:style style:name="P6" style:family="paragraph" style:parent-style-name="Standard">
      <style:text-properties officeooo:paragraph-rsid="00195e35"/>
    </style:style>
    <style:style style:name="P7" style:family="paragraph" style:parent-style-name="Standard">
      <style:text-properties officeooo:rsid="001b1a1d" officeooo:paragraph-rsid="001b1a1d"/>
    </style:style>
    <style:style style:name="P8" style:family="paragraph" style:parent-style-name="Standard">
      <style:paragraph-properties fo:margin-left="0in" fo:margin-right="0in" fo:margin-top="0in" fo:margin-bottom="0.1665in" style:contextual-spacing="false" style:line-height-at-least="0.2917in" fo:orphans="2" fo:widows="2" fo:text-indent="0in" style:auto-text-indent="false"/>
      <style:text-properties fo:font-variant="normal" fo:text-transform="none" fo:color="#ff4000" loext:opacity="100%" style:font-name="quote-cjk-patch" fo:font-size="12pt" fo:letter-spacing="normal" fo:font-style="normal" fo:font-weight="normal" officeooo:rsid="001d4fed" officeooo:paragraph-rsid="001d4fed" fo:background-color="#eff6ff" loext:padding="0in" loext:border="none"/>
    </style:style>
    <style:style style:name="P9" style:family="paragraph" style:parent-style-name="Standard">
      <style:text-properties officeooo:rsid="00195e35" officeooo:paragraph-rsid="001d4fed"/>
    </style:style>
    <style:style style:name="P10" style:family="paragraph" style:parent-style-name="Standard">
      <style:paragraph-properties fo:margin-left="0in" fo:margin-right="0in" fo:margin-top="0in" fo:margin-bottom="0.1665in" style:contextual-spacing="false" style:line-height-at-least="0.2917in" fo:orphans="2" fo:widows="2" fo:text-indent="0in" style:auto-text-indent="false"/>
      <style:text-properties fo:color="#000000" loext:opacity="100%" officeooo:rsid="002198b1" officeooo:paragraph-rsid="002198b1"/>
    </style:style>
    <style:style style:name="P11" style:family="paragraph" style:parent-style-name="Standard">
      <style:text-properties officeooo:paragraph-rsid="0021b97c"/>
    </style:style>
    <style:style style:name="P12" style:family="paragraph" style:parent-style-name="Standard">
      <style:text-properties officeooo:rsid="0021b97c" officeooo:paragraph-rsid="0021b97c"/>
    </style:style>
    <style:style style:name="P13" style:family="paragraph" style:parent-style-name="Standard">
      <style:text-properties officeooo:rsid="0022ae6a" officeooo:paragraph-rsid="0022ae6a"/>
    </style:style>
    <style:style style:name="P14" style:family="paragraph" style:parent-style-name="Standard">
      <style:text-properties fo:color="#cccccc" loext:opacity="100%" style:font-name="Consolas" fo:font-size="10.5pt" fo:font-weight="normal" officeooo:rsid="0022ae6a" officeooo:paragraph-rsid="0022ae6a" fo:background-color="#1f1f1f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fo:background-color="#1f1f1f"/>
    </style:style>
    <style:style style:name="P16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Consolas" fo:font-size="10.5pt" fo:font-weight="normal" fo:background-color="#1f1f1f"/>
    </style:style>
    <style:style style:name="P17" style:family="paragraph" style:parent-style-name="Standard">
      <style:paragraph-properties style:line-height-at-least="0.198in"/>
      <style:text-properties fo:color="#cccccc" loext:opacity="100%" style:font-name="Consolas" fo:font-size="10.5pt" fo:font-weight="normal" fo:background-color="#1f1f1f"/>
    </style:style>
    <style:style style:name="P18" style:family="paragraph" style:parent-style-name="Standard">
      <style:paragraph-properties fo:margin-left="0in" fo:margin-right="0in" fo:margin-top="0in" fo:margin-bottom="0.1665in" style:contextual-spacing="false" style:line-height-at-least="0.2917in" fo:orphans="2" fo:widows="2" fo:text-indent="0in" style:auto-text-indent="false"/>
      <style:text-properties fo:font-variant="normal" fo:text-transform="none" fo:color="#ff4000" loext:opacity="100%" style:font-name="quote-cjk-patch" fo:font-size="12pt" fo:letter-spacing="normal" fo:font-style="normal" fo:font-weight="normal" officeooo:rsid="0015da58" officeooo:paragraph-rsid="0015da58" fo:background-color="#eff6ff" loext:padding="0in" loext:border="none"/>
    </style:style>
    <style:style style:name="P19" style:family="paragraph" style:parent-style-name="Standard">
      <style:text-properties officeooo:rsid="000f5cbb" officeooo:paragraph-rsid="000f5cbb"/>
    </style:style>
    <style:style style:name="P20" style:family="paragraph" style:parent-style-name="Standard">
      <style:text-properties officeooo:paragraph-rsid="000f5cbb"/>
    </style:style>
    <style:style style:name="P21" style:family="paragraph" style:parent-style-name="Standard">
      <style:text-properties officeooo:rsid="0015da58" officeooo:paragraph-rsid="0015da58"/>
    </style:style>
    <style:style style:name="P22" style:family="paragraph" style:parent-style-name="Text_20_body">
      <style:paragraph-properties fo:margin-left="0in" fo:margin-right="0in" fo:text-indent="0in" style:auto-text-indent="false"/>
    </style:style>
    <style:style style:name="T1" style:family="text">
      <style:text-properties fo:font-variant="normal" fo:text-transform="none" fo:color="#ff4000" loext:opacity="100%" style:font-name="quote-cjk-patch" fo:font-size="12pt" fo:letter-spacing="normal" fo:font-style="normal" fo:font-weight="normal" officeooo:rsid="0015da58" fo:background-color="#eff6ff" loext:char-shading-value="0" loext:padding="0in" loext:border="none"/>
    </style:style>
    <style:style style:name="T2" style:family="text">
      <style:text-properties fo:font-variant="normal" fo:text-transform="none" fo:color="#ff4000" loext:opacity="100%" style:font-name="quote-cjk-patch" fo:font-size="12pt" fo:letter-spacing="normal" fo:font-style="normal" fo:font-weight="normal" fo:background-color="#eff6ff" loext:char-shading-value="0" loext:padding="0in" loext:border="none"/>
    </style:style>
    <style:style style:name="T3" style:family="text">
      <style:text-properties officeooo:rsid="002198b1"/>
    </style:style>
    <style:style style:name="T4" style:family="text">
      <style:text-properties fo:font-variant="normal" fo:text-transform="none" style:font-name="quote-cjk-patch" fo:font-size="12pt" fo:letter-spacing="normal" fo:font-style="normal" fo:font-weight="normal" fo:background-color="#eff6ff" loext:char-shading-value="0" loext:padding="0in" loext:border="none"/>
    </style:style>
    <style:style style:name="T5" style:family="text">
      <style:text-properties fo:font-variant="normal" fo:text-transform="none" fo:color="#ff4000" loext:opacity="100%" style:font-name="quote-cjk-patch" fo:font-size="12pt" fo:letter-spacing="normal" fo:font-style="normal" fo:font-weight="normal" officeooo:rsid="001883fd" fo:background-color="#eff6ff" loext:char-shading-value="0" loext:padding="0in" loext:border="none"/>
    </style:style>
    <style:style style:name="T6" style:family="text">
      <style:text-properties officeooo:rsid="001afb98"/>
    </style:style>
    <style:style style:name="T7" style:family="text">
      <style:text-properties officeooo:rsid="00195e3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afb98" style:font-weight-asian="normal" style:font-weight-complex="normal"/>
    </style:style>
    <style:style style:name="T10" style:family="text">
      <style:text-properties officeooo:rsid="001bd171"/>
    </style:style>
    <style:style style:name="T11" style:family="text">
      <style:text-properties officeooo:rsid="001d4fed"/>
    </style:style>
    <style:style style:name="T12" style:family="text">
      <style:text-properties fo:font-variant="normal" fo:text-transform="none" fo:color="#ff4000" loext:opacity="100%" style:font-name="quote-cjk-patch" fo:font-size="12pt" fo:letter-spacing="normal" fo:font-style="normal" fo:font-weight="normal" officeooo:rsid="001afb98" fo:background-color="#eff6ff" loext:char-shading-value="0" loext:padding="0in" loext:border="none"/>
    </style:style>
    <style:style style:name="T13" style:family="text">
      <style:text-properties fo:font-variant="normal" fo:text-transform="none" fo:color="#ff4000" loext:opacity="100%" style:font-name="quote-cjk-patch" fo:font-size="12pt" fo:letter-spacing="normal" fo:font-style="normal" fo:font-weight="normal" officeooo:rsid="0024df3e" fo:background-color="#eff6ff" loext:char-shading-value="0" loext:padding="0in" loext:border="none"/>
    </style:style>
    <style:style style:name="T14" style:family="text">
      <style:text-properties officeooo:rsid="0021b97c"/>
    </style:style>
    <style:style style:name="T15" style:family="text">
      <style:text-properties fo:color="#9cdcfe" loext:opacity="100%" style:font-name="Consolas" fo:font-size="10.5pt" fo:font-weight="normal"/>
    </style:style>
    <style:style style:name="T16" style:family="text">
      <style:text-properties style:font-name="Consolas" fo:font-size="10.5pt" fo:font-weight="normal"/>
    </style:style>
    <style:style style:name="T17" style:family="text">
      <style:text-properties fo:color="#ce9178" loext:opacity="100%" style:font-name="Consolas" fo:font-size="10.5pt" fo:font-weight="normal"/>
    </style:style>
    <style:style style:name="T18" style:family="text">
      <style:text-properties fo:color="#569cd6" loext:opacity="100%" style:font-name="Consolas" fo:font-size="10.5pt" fo:font-weight="normal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in" svg:y="-0.0209in" svg:width="0.3335in" draw:z-index="0">
        <draw:text-box fo:min-height="0.3335in">
          <text:p text:style-name="P22"/>
        </draw:text-box>
      </draw:frame>
      <draw:frame draw:style-name="fr1" draw:name="Frame2" text:anchor-type="page" text:anchor-page-number="1" svg:x="0in" svg:y="-0.0209in" svg:width="0.3335in" draw:z-index="1">
        <draw:text-box fo:min-height="0.3335in">
          <text:p text:style-name="P22"/>
        </draw:text-box>
      </draw:frame>
      <text:p text:style-name="P1"><text:span text:style-name="T1">P</text:span><text:span text:style-name="T2">urpose:</text:span></text:p>
      <text:p text:style-name="P2">This is a backend, frontend, MCU (ESP32-Wroom-32U) project. <text:s/>ESP sends x,y coordinates, backend catches, frontend displays. MCU implementation made for 2 IDE’s, Arduino IDE and VSCode + ESP-IDF(Extension). <text:s/><text:span text:style-name="T3">The project consists of 2 solutions, seperate and single. Single is a single solution made with next.js. </text:span></text:p>
      <text:p text:style-name="P2"/>
      <text:p text:style-name="P2"/>
      <text:p text:style-name="P3"><text:span text:style-name="T4">Separate consists of 2 different solutions.</text:span></text:p>
      <text:p text:style-name="P3"><text:span text:style-name="T5">How to create the project from scratch </text:span><text:span text:style-name="T2">(Separate)</text:span><text:span text:style-name="T5">: </text:span></text:p>
      <text:p text:style-name="P4">Backend: </text:p>
      <text:p text:style-name="Standard"/>
      <text:p text:style-name="P5">mkdir project</text:p>
      <text:p text:style-name="P5">cd project</text:p>
      <text:p text:style-name="P5">mkdir backend</text:p>
      <text:p text:style-name="P5">cd backend</text:p>
      <text:p text:style-name="P5">npm init -y <text:s text:c="2"/>-- <text:span text:style-name="T6">Creates package.json with the default values.</text:span></text:p>
      <text:p text:style-name="P6"><text:span text:style-name="T7">npm install ws <text:s text:c="2"/>-- </text:span>Installs the <text:span text:style-name="Source_20_Text">ws</text:span> package used for the WebSocket server. </text:p>
      <text:p text:style-name="P6">code tcp-server.js <text:s text:c="2"/>-- <text:s/><text:span text:style-name="T8">This command opens </text:span><text:span text:style-name="T9">index.js</text:span><text:span text:style-name="T8"> in VSCode. If </text:span><text:span text:style-name="Source_20_Text"><text:span text:style-name="T8">code</text:span></text:span><text:span text:style-name="T8"> is not available in your <text:tab/><text:tab/><text:tab/><text:tab/>terminal, <text:s/>run </text:span><text:span text:style-name="Strong_20_Emphasis"><text:span text:style-name="T8">Command Palette &gt; "Shell Command: Install 'code' command in <text:tab/><text:tab/><text:tab/><text:tab/>PATH"</text:span></text:span><text:span text:style-name="T8"> from inside VSCode first. </text:span></text:p>
      <text:p text:style-name="P7">Write the code and later : </text:p>
      <text:p text:style-name="P7">node <text:span text:style-name="T10">tcp-server</text:span>.js</text:p>
      <text:p text:style-name="P5"><text:span text:style-name="T5"/></text:p>
      <text:p text:style-name="P8">Frontend:</text:p>
      <text:p text:style-name="P9">mkdir <text:span text:style-name="T11">frontend</text:span></text:p>
      <text:p text:style-name="P9">cd <text:span text:style-name="T11">frontend</text:span></text:p>
      <text:p text:style-name="Standard">npm init -y <text:s text:c="2"/>-- C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>,</text:span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P10"><text:soft-page-break/><text:span text:style-name="T5">How to create the project from scratch </text:span><text:span text:style-name="T12">(</text:span><text:span text:style-name="T2">Single – </text:span><text:span text:style-name="T13">next.js solution</text:span><text:span text:style-name="T12">)</text:span><text:span text:style-name="T5">: </text:span></text:p>
      <text:p text:style-name="P11"><text:span text:style-name="T7">mkdir </text:span><text:span text:style-name="T14">project</text:span></text:p>
      <text:p text:style-name="P12">cd project</text:p>
      <text:p text:style-name="P12">npx create-next-app@latest project <text:s text:c="3"/>-- Give any name to it.</text:p>
      <text:p text:style-name="P12"/>
      <text:p text:style-name="P13">Answer the questions as below: </text:p>
      <text:p text:style-name="P12">√ Would you like to use TypeScript? ... No </text:p>
      <text:p text:style-name="P12">√ Would you like to use ESLint? ... No </text:p>
      <text:p text:style-name="P12">√ Would you like to use Tailwind CSS? ... <text:s/>Yes</text:p>
      <text:p text:style-name="P12">√ Would you like your code inside a `src/` directory? ... No</text:p>
      <text:p text:style-name="P12">√ Would you like to use App Router? (recommended) ... No </text:p>
      <text:p text:style-name="P12">√ Would you like to use Turbopack for `next dev`? ... No </text:p>
      <text:p text:style-name="P12">√ Would you like to customize the import alias (`@/*` by default)? ... No </text:p>
      <text:p text:style-name="P12"/>
      <text:p text:style-name="P12">cd project</text:p>
      <text:p text:style-name="P12">npm install ws</text:p>
      <text:p text:style-name="P12"/>
      <text:p text:style-name="P13">Update the package.json as below (otherwise application won’t be able to open sockets properly for ESP)</text:p>
      <text:p text:style-name="P14">{</text:p>
      <text:p text:style-name="P15">  <text:span text:style-name="T15">"name"</text:span><text:span text:style-name="T16">: </text:span><text:span text:style-name="T17">"live-dashboard"</text:span><text:span text:style-name="T16">,</text:span></text:p>
      <text:p text:style-name="P15">  <text:span text:style-name="T15">"version"</text:span><text:span text:style-name="T16">: </text:span><text:span text:style-name="T17">"0.1.0"</text:span><text:span text:style-name="T16">,</text:span></text:p>
      <text:p text:style-name="P15">  <text:span text:style-name="T15">"private"</text:span><text:span text:style-name="T16">: </text:span><text:span text:style-name="T18">true</text:span><text:span text:style-name="T16">,</text:span></text:p>
      <text:p text:style-name="P15">  <text:span text:style-name="T15">"scripts"</text:span><text:span text:style-name="T16">: {</text:span></text:p>
      <text:p text:style-name="P15">    <text:span text:style-name="T15">"dev"</text:span><text:span text:style-name="T16">: </text:span><text:span text:style-name="T17">"node server.js"</text:span><text:span text:style-name="T16">,</text:span></text:p>
      <text:p text:style-name="P15">    <text:span text:style-name="T15">"build"</text:span><text:span text:style-name="T16">: </text:span><text:span text:style-name="T17">"next build"</text:span><text:span text:style-name="T16">,</text:span></text:p>
      <text:p text:style-name="P15">    <text:span text:style-name="T15">"start"</text:span><text:span text:style-name="T16">: </text:span><text:span text:style-name="T17">"NODE_ENV=production node server.js"</text:span><text:span text:style-name="T16">,</text:span></text:p>
      <text:p text:style-name="P15">    <text:span text:style-name="T15">"lint"</text:span><text:span text:style-name="T16">: </text:span><text:span text:style-name="T17">"next lint"</text:span></text:p>
      <text:p text:style-name="P15">  <text:span text:style-name="T16">},</text:span></text:p>
      <text:p text:style-name="P15">  <text:span text:style-name="T15">"dependencies"</text:span><text:span text:style-name="T16">: {</text:span></text:p>
      <text:p text:style-name="P15">    <text:span text:style-name="T15">"react"</text:span><text:span text:style-name="T16">: </text:span><text:span text:style-name="T17">"^19.0.0"</text:span><text:span text:style-name="T16">,</text:span></text:p>
      <text:p text:style-name="P15">    <text:span text:style-name="T15">"react-dom"</text:span><text:span text:style-name="T16">: </text:span><text:span text:style-name="T17">"^19.0.0"</text:span><text:span text:style-name="T16">,</text:span></text:p>
      <text:p text:style-name="P15">    <text:span text:style-name="T15">"next"</text:span><text:span text:style-name="T16">: </text:span><text:span text:style-name="T17">"15.3.5"</text:span></text:p>
      <text:p text:style-name="P15">  <text:span text:style-name="T16">},</text:span></text:p>
      <text:p text:style-name="P15">  <text:span text:style-name="T15">"devDependencies"</text:span><text:span text:style-name="T16">: {</text:span></text:p>
      <text:p text:style-name="P15">    <text:span text:style-name="T15">"@tailwindcss/postcss"</text:span><text:span text:style-name="T16">: </text:span><text:span text:style-name="T17">"^4"</text:span><text:span text:style-name="T16">,</text:span></text:p>
      <text:p text:style-name="P15">    <text:span text:style-name="T15">"tailwindcss"</text:span><text:span text:style-name="T16">: </text:span><text:span text:style-name="T17">"^4"</text:span></text:p>
      <text:p text:style-name="P15">  <text:span text:style-name="T16">}</text:span></text:p>
      <text:p text:style-name="P16">}</text:p>
      <text:p text:style-name="P17"/>
      <text:p text:style-name="P13">Write the codes for client and server side as in the folders, later you are good to go on the server side:</text:p>
      <text:p text:style-name="P13">npm run dev</text:p>
      <text:p text:style-name="P12"/>
      <text:p text:style-name="P11"><text:span text:style-name="T12"/></text:p>
      <text:p text:style-name="P11"><text:span text:style-name="T12"/></text:p>
      <text:p text:style-name="P11"><text:span text:style-name="T12"/></text:p>
      <text:p text:style-name="Standard"><text:soft-page-break/><text:span text:style-name="T12"/></text:p>
      <text:p text:style-name="P18">How to open and run the project : </text:p>
      <text:p text:style-name="P19">Backend</text:p>
      <text:p text:style-name="P19">-----------------------------------------------------------------------------</text:p>
      <text:p text:style-name="Standard">cd backend</text:p>
      <text:p text:style-name="Standard">npm install ws</text:p>
      <text:p text:style-name="Standard">node tcp-server.js</text:p>
      <text:p text:style-name="Standard"/>
      <text:p text:style-name="P19">Frontend</text:p>
      <text:p text:style-name="P19">-----------------------------------------------------------------------------</text:p>
      <text:p text:style-name="Standard">cd frontend</text:p>
      <text:p text:style-name="Standard">npm install</text:p>
      <text:p text:style-name="Standard">npm run dev</text:p>
      <text:p text:style-name="Standard"/>
      <text:p text:style-name="P19">MCU code:</text:p>
      <text:p text:style-name="P19">-----------------------------------------------------------------------------</text:p>
      <text:p text:style-name="P19">Open this folder in VSCode</text:p>
      <text:p text:style-name="P19">D:\Work\ProjectsForYourself\Project1\app4\Mcu\ESP-IDF – Micropython\mcu</text:p>
      <text:p text:style-name="P19">In ESP-IDF explorer, flash the device.</text:p>
      <text:p text:style-name="P20"/>
      <text:p text:style-name="P21">Simulate the MCU code, </text:p>
      <text:p text:style-name="P19">-----------------------------------------------------------------------------</text:p>
      <text:p text:style-name="Standard">echo 10,20 | ncat localhost 5000</text:p>
      <text:p text:style-name="Standard">echo 30,50 | ncat localhost 5000</text:p>
      <text:p text:style-name="Standard">echo 100,200 | ncat localhost 500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0T12:25:54.409000000</meta:creation-date>
    <dc:date>2025-07-07T15:02:47.618000000</dc:date>
    <meta:editing-duration>PT1H9M41S</meta:editing-duration>
    <meta:editing-cycles>21</meta:editing-cycles>
    <meta:generator>LibreOffice/24.8.0.3$Windows_X86_64 LibreOffice_project/0bdf1299c94fe897b119f97f3c613e9dca6be583</meta:generator>
    <meta:document-statistic meta:table-count="0" meta:image-count="0" meta:object-count="0" meta:page-count="3" meta:paragraph-count="77" meta:word-count="399" meta:character-count="2803" meta:non-whitespace-character-count="2386"/>
  </office:meta>
</office:document-meta>
</file>